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44pt" officeooo:rsid="0003b985" officeooo:paragraph-rsid="0003b985" style:font-size-asian="44pt" style:font-size-complex="44pt"/>
    </style:style>
    <style:style style:name="P2" style:family="paragraph" style:parent-style-name="Heading_20_1">
      <style:text-properties fo:font-size="12pt" fo:font-weight="normal" officeooo:rsid="0005624f" officeooo:paragraph-rsid="0005624f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officeooo:rsid="0003b985" officeooo:paragraph-rsid="0003b985" style:font-size-asian="10.5pt" style:font-size-complex="12pt"/>
    </style:style>
    <style:style style:name="P4" style:family="paragraph" style:parent-style-name="Standard">
      <style:text-properties fo:font-size="12pt" officeooo:rsid="00057392" officeooo:paragraph-rsid="0007d679" style:font-size-asian="10.5pt" style:font-size-complex="12pt"/>
    </style:style>
    <style:style style:name="P5" style:family="paragraph" style:parent-style-name="Standard">
      <style:text-properties fo:font-size="12pt" officeooo:rsid="000a455f" officeooo:paragraph-rsid="000a455f" style:font-size-asian="10.5pt" style:font-size-complex="12pt"/>
    </style:style>
    <style:style style:name="P6" style:family="paragraph" style:parent-style-name="Heading_20_1">
      <style:text-properties fo:font-size="44pt" fo:font-weight="bold" officeooo:rsid="0005624f" officeooo:paragraph-rsid="0008f60f" style:font-size-asian="44pt" style:font-weight-asian="bold" style:font-size-complex="44pt" style:font-weight-complex="bold"/>
    </style:style>
    <style:style style:name="P7" style:family="paragraph" style:parent-style-name="Heading_20_1">
      <style:text-properties fo:font-size="44pt" fo:font-weight="bold" officeooo:rsid="0005624f" officeooo:paragraph-rsid="000a455f" style:font-size-asian="44pt" style:font-weight-asian="bold" style:font-size-complex="44pt" style:font-weight-complex="bold"/>
    </style:style>
    <style:style style:name="P8" style:family="paragraph" style:parent-style-name="Standard">
      <style:text-properties fo:font-size="12pt" fo:font-weight="normal" officeooo:rsid="0005624f" officeooo:paragraph-rsid="0007d679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a455f" officeooo:paragraph-rsid="000a455f" style:font-size-asian="10.5pt" style:font-weight-asian="normal" style:font-size-complex="12pt" style:font-weight-complex="normal"/>
    </style:style>
    <style:style style:name="P10" style:family="paragraph" style:parent-style-name="Standard">
      <style:text-properties officeooo:paragraph-rsid="000b00ac"/>
    </style:style>
    <style:style style:name="P11" style:family="paragraph" style:parent-style-name="Text_20_body" style:master-page-name="">
      <loext:graphic-properties draw:fill="none"/>
      <style:paragraph-properties fo:margin-left="0cm" fo:margin-right="-0.801cm" fo:margin-top="0cm" fo:margin-bottom="0.247cm" loext:contextual-spacing="false" fo:line-height="115%" fo:text-indent="0cm" style:auto-text-indent="false" style:page-number="auto" fo:background-color="transparent"/>
    </style:style>
    <style:style style:name="P12" style:family="paragraph" style:parent-style-name="Text_20_body" style:master-page-name="">
      <loext:graphic-properties draw:fill="none"/>
      <style:paragraph-properties fo:margin-left="0cm" fo:margin-right="-0.801cm" fo:margin-top="0cm" fo:margin-bottom="0.247cm" loext:contextual-spacing="false" fo:line-height="115%" fo:text-indent="0cm" style:auto-text-indent="false" style:page-number="auto"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624f" style:font-weight-asian="normal" style:font-weight-complex="normal"/>
    </style:style>
    <style:style style:name="T3" style:family="text">
      <style:text-properties officeooo:rsid="0005624f"/>
    </style:style>
    <style:style style:name="T4" style:family="text">
      <style:text-properties officeooo:rsid="000b00ac"/>
    </style:style>
    <style:style style:name="T5" style:family="text">
      <style:text-properties fo:font-size="12pt" fo:font-weight="normal" officeooo:rsid="0005624f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a455f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b00ac" style:font-size-asian="10.5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Que 1 : Write a HTML prog to get the following output:</text:h>
      <text:h text:style-name="P1" text:outline-level="1">HTML</text:h>
      <text:h text:style-name="Heading_20_2" text:outline-level="2">Introduction</text:h>
      <text:p text:style-name="Text_20_body">HTML is a standard markup language for Web Pages.</text:p>
      <text:p text:style-name="P3"/>
      <text:p text:style-name="P4">Que 2 <text:span text:style-name="T2">Write a HTML prog to get the following output:</text:span></text:p>
      <text:h text:style-name="P6" text:outline-level="1">HTML</text:h>
      <text:h text:style-name="Heading_20_2" text:outline-level="2">Introduction</text:h>
      <text:p text:style-name="Text_20_body">HTML is a standard markup language for Web Pages.</text:p>
      <text:h text:style-name="Heading_20_2" text:outline-level="2">HTML Editor</text:h>
      <text:h text:style-name="Heading_20_4" text:outline-level="4">Notepad or TextEdit.</text:h>
      <text:p text:style-name="P11">Web pages can be created and modified by using professional HTML editors.<text:line-break/>However, for learning HTML we recommend a simple text editor like Notepad (PC) or TextEdit (Mac).</text:p>
      <text:p text:style-name="P8"/>
      <text:p text:style-name="P5"><text:span text:style-name="T2">Q</text:span><text:span text:style-name="T1">ue 3 Write HTML Prog to get the following output :</text:span></text:p>
      <text:h text:style-name="P7" text:outline-level="1">HTML</text:h>
      <text:h text:style-name="Heading_20_2" text:outline-level="2">Introduction</text:h>
      <text:p text:style-name="Text_20_body">HTML is a standard markup language for Web Pages.</text:p>
      <text:p text:style-name="Horizontal_20_Line"/>
      <text:h text:style-name="Heading_20_2" text:outline-level="2">HTML Editor</text:h>
      <text:h text:style-name="Heading_20_4" text:outline-level="4">Notepad or TextEdit.</text:h>
      <text:p text:style-name="P11">Web pages can be created and modified by using professional HTML editors.<text:line-break/>However, for learning HTML we recommend a simple text editor like Notepad (PC) or TextEdit (Mac).</text:p>
      <text:p text:style-name="P9"/>
      <text:p text:style-name="P10"><text:span text:style-name="T5">Q</text:span><text:span text:style-name="T6">ue </text:span><text:span text:style-name="T7">4</text:span><text:span text:style-name="T6"> </text:span><text:span text:style-name="T7">Start designing a HTML program about yourself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4:47:51.183362087</meta:creation-date>
    <dc:date>2020-11-10T10:17:23.614509245</dc:date>
    <meta:editing-duration>PT6H39M7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19" meta:word-count="142" meta:character-count="808" meta:non-whitespace-character-count="685"/>
  </office:meta>
</office:document-meta>
</file>